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UtilsTests.md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gestUtilsTests.md5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gestUtilsTests.creat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UtilsTests.md5Strin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